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3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text-properties officeooo:paragraph-rsid="002689ac"/>
    </style:style>
    <style:style style:name="P8" style:family="paragraph" style:parent-style-name="Standard">
      <style:text-properties style:font-name="Liberation Mono" fo:font-size="12pt" fo:font-style="italic" style:font-style-asian="italic" style:font-style-complex="italic"/>
    </style:style>
    <style:style style:name="P9" style:family="paragraph" style:parent-style-name="Standard">
      <style:text-properties style:font-name="Liberation Mono" fo:font-size="12pt" fo:font-style="italic" officeooo:rsid="00343602" officeooo:paragraph-rsid="00343602" style:font-style-asian="italic" style:font-style-complex="italic"/>
    </style:style>
    <style:style style:name="P10" style:family="paragraph" style:parent-style-name="Standard">
      <style:text-properties officeooo:paragraph-rsid="00343602"/>
    </style:style>
    <style:style style:name="P11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12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13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14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15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16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17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18" style:family="paragraph" style:parent-style-name="Standard">
      <style:paragraph-properties fo:margin-top="0in" fo:margin-bottom="0.1965in" loext:contextual-spacing="false"/>
      <style:text-properties officeooo:paragraph-rsid="002c4bf5"/>
    </style:style>
    <style:style style:name="P19" style:family="paragraph" style:parent-style-name="Standard">
      <style:paragraph-properties fo:margin-top="0in" fo:margin-bottom="0.1965in" loext:contextual-spacing="false"/>
      <style:text-properties officeooo:paragraph-rsid="002cf9b5"/>
    </style:style>
    <style:style style:name="P20" style:family="paragraph" style:parent-style-name="Standard">
      <style:paragraph-properties fo:margin-top="0in" fo:margin-bottom="0.1965in" loext:contextual-spacing="false"/>
      <style:text-properties officeooo:paragraph-rsid="00343602"/>
    </style:style>
    <style:style style:name="P21" style:family="paragraph" style:parent-style-name="Standard">
      <style:paragraph-properties fo:margin-top="0in" fo:margin-bottom="0.1965in" loext:contextual-spacing="false"/>
      <style:text-properties officeooo:paragraph-rsid="00357477"/>
    </style:style>
    <style:style style:name="P22" style:family="paragraph" style:parent-style-name="Standard">
      <style:paragraph-properties fo:margin-top="0in" fo:margin-bottom="0.1965in" loext:contextual-spacing="false"/>
      <style:text-properties officeooo:paragraph-rsid="003adf42"/>
    </style:style>
    <style:style style:name="P23" style:family="paragraph" style:parent-style-name="Standard">
      <style:paragraph-properties fo:margin-top="0in" fo:margin-bottom="0.1965in" loext:contextual-spacing="false"/>
      <style:text-properties officeooo:paragraph-rsid="003e85bc"/>
    </style:style>
    <style:style style:name="P24" style:family="paragraph" style:parent-style-name="Preformatted_20_Text">
      <style:paragraph-properties fo:margin-top="0in" fo:margin-bottom="0.1965in" loext:contextual-spacing="false"/>
    </style:style>
    <style:style style:name="P25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26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27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28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29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30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P31" style:family="paragraph" style:parent-style-name="Text_20_body">
      <style:paragraph-properties fo:margin-top="0in" fo:margin-bottom="0.1965in" loext:contextual-spacing="false"/>
      <style:text-properties officeooo:paragraph-rsid="003adf42"/>
    </style:style>
    <style:style style:name="P32" style:family="paragraph" style:parent-style-name="Preformatted_20_Text">
      <style:text-properties officeooo:paragraph-rsid="00065c9f"/>
    </style:style>
    <style:style style:name="P33" style:family="paragraph" style:parent-style-name="Preformatted_20_Text">
      <style:text-properties officeooo:paragraph-rsid="002689ac"/>
    </style:style>
    <style:style style:name="P34" style:family="paragraph" style:parent-style-name="Standard">
      <style:text-properties fo:font-size="24pt" style:text-underline-style="none" fo:font-weight="bold" officeooo:rsid="0005573d" officeooo:paragraph-rsid="0005573d" style:font-weight-asian="bold" style:font-weight-complex="bold"/>
    </style:style>
    <style:style style:name="P35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36" style:family="paragraph" style:parent-style-name="Preformatted_20_Text">
      <style:paragraph-properties fo:margin-top="0in" fo:margin-bottom="0.1965in" loext:contextual-spacing="false"/>
      <style:text-properties officeooo:rsid="004608c0" officeooo:paragraph-rsid="004608c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fo:font-size="16pt"/>
    </style:style>
    <style:style style:name="T4" style:family="text">
      <style:text-properties fo:font-size="16pt" officeooo:rsid="00245221" style:font-size-asian="10pt" style:font-size-complex="10pt"/>
    </style:style>
    <style:style style:name="T5" style:family="text">
      <style:text-properties fo:font-size="16pt" officeooo:rsid="002789fa" style:font-size-asian="10pt" style:font-size-complex="10pt"/>
    </style:style>
    <style:style style:name="T6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7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8" style:family="text">
      <style:text-properties fo:color="#000000" fo:font-size="18pt" style:text-underline-style="none" officeooo:rsid="000b1358" fo:background-color="#ffffff" loext:char-shading-value="0"/>
    </style:style>
    <style:style style:name="T9" style:family="text">
      <style:text-properties fo:color="#000000" fo:font-size="18pt" style:text-underline-style="none" officeooo:rsid="0005573d" fo:background-color="#ffffff" loext:char-shading-value="0"/>
    </style:style>
    <style:style style:name="T10" style:family="text">
      <style:text-properties fo:color="#000000" fo:font-size="16pt" fo:background-color="#ffffff" loext:char-shading-value="0"/>
    </style:style>
    <style:style style:name="T11" style:family="text">
      <style:text-properties fo:color="#000000" fo:font-size="16pt" style:text-underline-style="none" officeooo:rsid="0005573d" fo:background-color="#ffffff" loext:char-shading-value="0"/>
    </style:style>
    <style:style style:name="T12" style:family="text">
      <style:text-properties fo:color="#000000" fo:font-size="16pt" style:text-underline-style="none" officeooo:rsid="000932c5" fo:background-color="#ffffff" loext:char-shading-value="0"/>
    </style:style>
    <style:style style:name="T13" style:family="text">
      <style:text-properties fo:color="#000000" fo:font-size="16pt" style:text-underline-style="none" officeooo:rsid="000eff87" fo:background-color="#ffffff" loext:char-shading-value="0"/>
    </style:style>
    <style:style style:name="T14" style:family="text">
      <style:text-properties fo:color="#000000" fo:font-size="16pt" style:text-underline-style="none" officeooo:rsid="000fac1c" fo:background-color="#ffffff" loext:char-shading-value="0"/>
    </style:style>
    <style:style style:name="T15" style:family="text">
      <style:text-properties fo:color="#000000" fo:font-size="16pt" style:text-underline-style="none" officeooo:rsid="001371ce" fo:background-color="#ffffff" loext:char-shading-value="0"/>
    </style:style>
    <style:style style:name="T16" style:family="text">
      <style:text-properties fo:color="#000000" fo:font-size="16pt" style:text-underline-style="none" officeooo:rsid="0013ffe1" fo:background-color="#ffffff" loext:char-shading-value="0"/>
    </style:style>
    <style:style style:name="T17" style:family="text">
      <style:text-properties fo:color="#000000" fo:font-size="16pt" style:text-underline-style="none" officeooo:rsid="0014dead" fo:background-color="#ffffff" loext:char-shading-value="0"/>
    </style:style>
    <style:style style:name="T18" style:family="text">
      <style:text-properties fo:color="#000000" fo:font-size="16pt" style:text-underline-style="none" officeooo:rsid="002a43d1" fo:background-color="#ffffff" loext:char-shading-value="0"/>
    </style:style>
    <style:style style:name="T19" style:family="text">
      <style:text-properties fo:color="#000000" fo:font-size="14pt" fo:background-color="#ffffff" loext:char-shading-value="0"/>
    </style:style>
    <style:style style:name="T20" style:family="text">
      <style:text-properties fo:color="#000000" fo:font-size="14pt" style:text-underline-style="none" officeooo:rsid="0005573d" fo:background-color="#ffffff" loext:char-shading-value="0"/>
    </style:style>
    <style:style style:name="T21" style:family="text">
      <style:text-properties fo:color="#000000" fo:font-size="12pt" fo:background-color="#ffffff" loext:char-shading-value="0"/>
    </style:style>
    <style:style style:name="T22" style:family="text">
      <style:text-properties fo:color="#000000" fo:font-size="22pt" style:text-underline-style="solid" style:text-underline-width="auto" style:text-underline-color="font-color" officeooo:rsid="002cf9b5" fo:background-color="#ffffff" loext:char-shading-value="0"/>
    </style:style>
    <style:style style:name="T23" style:family="text">
      <style:text-properties fo:color="#000000" fo:font-size="26pt" style:text-underline-style="none" officeooo:rsid="002c4bf5" fo:background-color="#ffffff" loext:char-shading-value="0"/>
    </style:style>
    <style:style style:name="T24" style:family="text">
      <style:text-properties fo:color="#000000" fo:font-size="30pt" style:text-underline-style="solid" style:text-underline-width="auto" style:text-underline-color="font-color" officeooo:rsid="002c4bf5" fo:background-color="#ffff00" loext:char-shading-value="0"/>
    </style:style>
    <style:style style:name="T25" style:family="text">
      <style:text-properties fo:color="#000000" fo:font-size="30pt" style:text-underline-style="solid" style:text-underline-width="auto" style:text-underline-color="font-color" officeooo:rsid="002c4bf5" fo:background-color="#ffffff" loext:char-shading-value="0"/>
    </style:style>
    <style:style style:name="T26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27" style:family="text">
      <style:text-properties fo:color="#000000" style:font-name="Liberation Mono" fo:font-size="22pt" fo:font-style="italic" style:text-underline-style="solid" style:text-underline-width="auto" style:text-underline-color="font-color" officeooo:rsid="003adf42" fo:background-color="#ffffff" loext:char-shading-value="0" style:font-style-asian="italic" style:font-style-complex="italic"/>
    </style:style>
    <style:style style:name="T28" style:family="text">
      <style:text-properties fo:color="#000000" style:font-name="Liberation Mono" fo:font-size="22pt" fo:font-style="italic" style:text-underline-style="solid" style:text-underline-width="auto" style:text-underline-color="font-color" officeooo:rsid="003e85bc" fo:background-color="#ffffff" loext:char-shading-value="0" style:font-style-asian="italic" style:font-style-complex="italic"/>
    </style:style>
    <style:style style:name="T29" style:family="text">
      <style:text-properties fo:color="#000000" style:font-name="Liberation Mono" fo:font-size="22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30" style:family="text">
      <style:text-properties fo:color="#000000" style:font-name="Liberation Mono" fo:font-size="20pt" fo:font-style="normal" style:text-underline-style="none" officeooo:rsid="00343602" fo:background-color="#ffffff" loext:char-shading-value="0" style:font-style-asian="normal" style:font-style-complex="normal"/>
    </style:style>
    <style:style style:name="T31" style:family="text">
      <style:text-properties fo:color="#000000" style:font-name="Liberation Mono" fo:font-size="18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32" style:family="text">
      <style:text-properties fo:color="#000000" style:font-name="Liberation Mono" fo:font-size="16pt" fo:font-style="normal" style:text-underline-style="none" fo:font-weight="normal" officeooo:rsid="00357477" fo:background-color="#ffffff" loext:char-shading-value="0" style:font-style-asian="normal" style:font-weight-asian="normal" style:font-style-complex="normal" style:font-weight-complex="normal"/>
    </style:style>
    <style:style style:name="T33" style:family="text">
      <style:text-properties fo:color="#0000bb" fo:font-size="12pt" fo:background-color="#ffffff" loext:char-shading-value="0"/>
    </style:style>
    <style:style style:name="T34" style:family="text">
      <style:text-properties fo:color="#007700" fo:font-size="12pt" fo:background-color="#ffffff" loext:char-shading-value="0"/>
    </style:style>
    <style:style style:name="T35" style:family="text">
      <style:text-properties fo:color="#dd0000" fo:font-size="12pt" fo:background-color="#ffffff" loext:char-shading-value="0"/>
    </style:style>
    <style:style style:name="T36" style:family="text">
      <style:text-properties fo:color="#ff8000" fo:font-size="12pt" fo:background-color="#ffffff" loext:char-shading-value="0"/>
    </style:style>
    <style:style style:name="T37" style:family="text">
      <style:text-properties officeooo:rsid="001b4903"/>
    </style:style>
    <style:style style:name="T38" style:family="text">
      <style:text-properties fo:color="#800000" fo:font-size="16pt" fo:background-color="#ffff00" loext:char-shading-value="0"/>
    </style:style>
    <style:style style:name="T39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style:font-name="Liberation Mono" fo:font-style="italic" style:font-style-asian="italic" style:font-style-complex="italic"/>
    </style:style>
    <style:style style:name="T41" style:family="text">
      <style:text-properties style:font-name="Liberation Mono" fo:font-style="italic" officeooo:rsid="002689ac" style:font-style-asian="italic" style:font-style-complex="italic"/>
    </style:style>
    <style:style style:name="T42" style:family="text">
      <style:text-properties style:font-name="Liberation Mono" fo:font-size="16pt" fo:font-style="italic" officeooo:rsid="0025fb59" style:font-size-asian="10pt" style:font-style-asian="italic" style:font-size-complex="10pt" style:font-style-complex="italic"/>
    </style:style>
    <style:style style:name="T43" style:family="text">
      <style:text-properties style:font-name="Liberation Mono" fo:font-size="16pt" fo:font-style="italic" fo:background-color="#ffff00" loext:char-shading-value="0" style:font-style-asian="italic" style:font-style-complex="italic"/>
    </style:style>
    <style:style style:name="T44" style:family="text">
      <style:text-properties style:font-name="Liberation Mono" fo:font-size="16pt"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style:font-name="Liberation Mono" fo:font-size="16pt" fo:font-weight="bold" style:font-weight-asian="bold" style:font-weight-complex="bold"/>
    </style:style>
    <style:style style:name="T46" style:family="text">
      <style:text-properties style:font-name="Liberation Mono" fo:font-size="16pt"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49" style:family="text">
      <style:text-properties style:font-name="Liberation Mono" fo:font-size="12pt" fo:font-style="italic" officeooo:rsid="00343602" fo:background-color="#ffff00" loext:char-shading-value="0" style:font-style-asian="italic" style:font-style-complex="italic"/>
    </style:style>
    <style:style style:name="T50" style:family="text">
      <style:text-properties style:font-name="Liberation Mono" fo:font-size="12pt"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51" style:family="text">
      <style:text-properties style:font-name="Liberation Mono" fo:font-size="20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52" style:family="text">
      <style:text-properties style:font-name="Liberation Mono" fo:font-size="20pt"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style:font-name="Liberation Mono" fo:font-size="24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54" style:family="text">
      <style:text-properties style:font-name="Liberation Mono" fo:font-size="28pt" fo:font-style="italic" officeooo:rsid="00343602" fo:background-color="#ffffff" loext:char-shading-value="0" style:font-style-asian="italic" style:font-style-complex="italic"/>
    </style:style>
    <style:style style:name="T55" style:family="text">
      <style:text-properties style:font-name="Liberation Mono" fo:font-size="14pt"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style:font-name="Liberation Mono" fo:font-size="14pt" fo:font-style="italic" style:font-style-asian="italic" style:font-style-complex="italic"/>
    </style:style>
    <style:style style:name="T57" style:family="text">
      <style:text-properties style:font-name="Liberation Mono" fo:font-size="14pt"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style:font-name="Liberation Mono" fo:font-size="14pt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style:font-name="Liberation Mono" fo:font-size="22pt"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style:font-name="Liberation Mono" fo:font-size="18pt"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style:font-name="Abyssinica SIL" fo:font-size="16pt" officeooo:rsid="0025fb59" style:font-size-asian="10pt" style:font-size-complex="10pt"/>
    </style:style>
    <style:style style:name="T62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  <style:style style:name="T63" style:family="text">
      <style:text-properties style:font-name="Abyssinica SIL" fo:font-size="12pt" fo:font-style="italic" officeooo:rsid="00343602" style:font-style-asian="italic" style:font-style-complex="italic"/>
    </style:style>
    <style:style style:name="T64" style:family="text">
      <style:text-properties fo:color="#ff0000" fo:font-size="16pt" style:text-underline-style="none" officeooo:rsid="0014dead" fo:background-color="#ffffff" loext:char-shading-value="0"/>
    </style:style>
    <style:style style:name="T65" style:family="text">
      <style:text-properties fo:color="#0000cd" fo:font-size="16pt" style:text-underline-style="none" officeooo:rsid="0014dead" fo:background-color="#ffffff" loext:char-shading-value="0"/>
    </style:style>
    <style:style style:name="T66" style:family="text">
      <style:text-properties fo:color="#a52a2a" fo:font-size="16pt" style:text-underline-style="none" officeooo:rsid="0014dead" fo:background-color="#ffffff" loext:char-shading-value="0"/>
    </style:style>
    <style:style style:name="T67" style:family="text">
      <style:text-properties fo:background-color="#ffff00" loext:char-shading-value="0"/>
    </style:style>
    <style:style style:name="T68" style:family="text">
      <style:text-properties fo:background-color="#ffff00" loext:char-shading-value="0"/>
    </style:style>
    <style:style style:name="T69" style:family="text">
      <style:text-properties fo:font-size="14pt" fo:font-style="italic" fo:background-color="#ffff00" loext:char-shading-value="0" style:font-style-asian="italic" style:font-style-complex="italic"/>
    </style:style>
    <style:style style:name="T70" style:family="text">
      <style:text-properties fo:font-size="14pt" fo:font-style="italic" fo:font-weight="normal" style:font-style-asian="italic" style:font-weight-asian="normal" style:font-style-complex="italic" style:font-weight-complex="normal"/>
    </style:style>
    <style:style style:name="T71" style:family="text">
      <style:text-properties fo:font-size="12pt" fo:font-style="italic" fo:background-color="#ffff00" loext:char-shading-value="0" style:font-style-asian="italic" style:font-style-complex="italic"/>
    </style:style>
    <style:style style:name="T72" style:family="text">
      <style:text-properties fo:font-size="12pt" fo:font-style="italic" officeooo:rsid="003d7e77" fo:background-color="#ffff00" loext:char-shading-value="0" style:font-style-asian="italic" style:font-style-complex="italic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style:font-name="Liberation Mono" fo:font-size="14pt"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style:font-name="Liberation Mono" fo:font-size="14pt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1">PHP Function</text:span></text:p>
      <text:p text:style-name="P4"/>
      <text:p text:style-name="P34"><text:s text:c="27"/><text:span text:style-name="T2"><text:s/>String function:</text:span></text:p>
      <text:p text:style-name="P1"/>
      <text:p text:style-name="P1"><text:span text:style-name="Strong_20_Emphasis"><text:span text:style-name="T3">Example #1 strstr() </text:span></text:span></text:p>
      <text:p text:style-name="P1"><text:span text:style-name="Strong_20_Emphasis"><text:span text:style-name="T3"/></text:span></text:p>
      <text:p text:style-name="P2"><text:span text:style-name="Source_20_Text"><text:span text:style-name="T33">&lt;?php<text:line-break/>$email  </text:span></text:span><text:span text:style-name="Source_20_Text"><text:span text:style-name="T34">= </text:span></text:span><text:span text:style-name="Source_20_Text"><text:span text:style-name="T35">'name@example.com'</text:span></text:span><text:span text:style-name="Source_20_Text"><text:span text:style-name="T34">;<text:line-break/></text:span></text:span><text:span text:style-name="Source_20_Text"><text:span text:style-name="T33">$domain </text:span></text:span><text:span text:style-name="Source_20_Text"><text:span text:style-name="T34">= </text:span></text:span><text:span text:style-name="Source_20_Text"><text:span text:style-name="T33">strstr</text:span></text:span><text:span text:style-name="Source_20_Text"><text:span text:style-name="T34">(</text:span></text:span><text:span text:style-name="Source_20_Text"><text:span text:style-name="T33">$email</text:span></text:span><text:span text:style-name="Source_20_Text"><text:span text:style-name="T34">, </text:span></text:span><text:span text:style-name="Source_20_Text"><text:span text:style-name="T35">'@'</text:span></text:span><text:span text:style-name="Source_20_Text"><text:span text:style-name="T34">);<text:line-break/>echo </text:span></text:span><text:span text:style-name="Source_20_Text"><text:span text:style-name="T33">$domain</text:span></text:span><text:span text:style-name="Source_20_Text"><text:span text:style-name="T34">; </text:span></text:span><text:span text:style-name="Source_20_Text"><text:span text:style-name="T36">// prints @example.com<text:line-break/><text:line-break/></text:span></text:span><text:span text:style-name="Source_20_Text"><text:span text:style-name="T33">$user </text:span></text:span><text:span text:style-name="Source_20_Text"><text:span text:style-name="T34">= </text:span></text:span><text:span text:style-name="Source_20_Text"><text:span text:style-name="T33">strstr</text:span></text:span><text:span text:style-name="Source_20_Text"><text:span text:style-name="T34">(</text:span></text:span><text:span text:style-name="Source_20_Text"><text:span text:style-name="T33">$email</text:span></text:span><text:span text:style-name="Source_20_Text"><text:span text:style-name="T34">, </text:span></text:span><text:span text:style-name="Source_20_Text"><text:span text:style-name="T35">'@'</text:span></text:span><text:span text:style-name="Source_20_Text"><text:span text:style-name="T34">, </text:span></text:span><text:span text:style-name="Source_20_Text"><text:span text:style-name="T33">true</text:span></text:span><text:span text:style-name="Source_20_Text"><text:span text:style-name="T34">); </text:span></text:span><text:span text:style-name="Source_20_Text"><text:span text:style-name="T36">// As of PHP 5.3.0<text:line-break/></text:span></text:span><text:span text:style-name="Source_20_Text"><text:span text:style-name="T34">echo </text:span></text:span><text:span text:style-name="Source_20_Text"><text:span text:style-name="T33">$user</text:span></text:span><text:span text:style-name="Source_20_Text"><text:span text:style-name="T34">; </text:span></text:span><text:span text:style-name="Source_20_Text"><text:span text:style-name="T36">// prints name<text:line-break/></text:span></text:span><text:span text:style-name="Source_20_Text"><text:span text:style-name="T33">?&gt;</text:span></text:span></text:p>
      <text:p text:style-name="P2"><text:span text:style-name="Source_20_Text"><text:span text:style-name="T33"/></text:span></text:p>
      <text:p text:style-name="P6"><text:span text:style-name="Strong_20_Emphasis"><text:span text:style-name="T20">Example #</text:span></text:span><text:span text:style-name="Strong_20_Emphasis"><text:span text:style-name="T8">2</text:span></text:span><text:span text:style-name="Strong_20_Emphasis"><text:span text:style-name="T20"> </text:span></text:span><text:span text:style-name="Strong_20_Emphasis"><text:span text:style-name="T9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19"> - Case-insensitive strstr</text:span></text:span></text:p>
      <text:p text:style-name="P6"><text:span text:style-name="Source_20_Text"><text:span text:style-name="T33">&lt;?php<text:line-break/>  $email </text:span></text:span><text:span text:style-name="Source_20_Text"><text:span text:style-name="T34">= </text:span></text:span><text:span text:style-name="Source_20_Text"><text:span text:style-name="T35">'USER@EXAMPLE.com'</text:span></text:span><text:span text:style-name="Source_20_Text"><text:span text:style-name="T34">;<text:line-break/>  echo </text:span></text:span><text:span text:style-name="Source_20_Text"><text:span text:style-name="T33">stristr</text:span></text:span><text:span text:style-name="Source_20_Text"><text:span text:style-name="T34">(</text:span></text:span><text:span text:style-name="Source_20_Text"><text:span text:style-name="T33">$email</text:span></text:span><text:span text:style-name="Source_20_Text"><text:span text:style-name="T34">, </text:span></text:span><text:span text:style-name="Source_20_Text"><text:span text:style-name="T35">'e'</text:span></text:span><text:span text:style-name="Source_20_Text"><text:span text:style-name="T34">); </text:span></text:span><text:span text:style-name="Source_20_Text"><text:span text:style-name="T36">// outputs ER@EXAMPLE.com<text:line-break/>  </text:span></text:span><text:span text:style-name="Source_20_Text"><text:span text:style-name="T34">echo </text:span></text:span><text:span text:style-name="Source_20_Text"><text:span text:style-name="T33">stristr</text:span></text:span><text:span text:style-name="Source_20_Text"><text:span text:style-name="T34">(</text:span></text:span><text:span text:style-name="Source_20_Text"><text:span text:style-name="T33">$email</text:span></text:span><text:span text:style-name="Source_20_Text"><text:span text:style-name="T34">, </text:span></text:span><text:span text:style-name="Source_20_Text"><text:span text:style-name="T35">'e'</text:span></text:span><text:span text:style-name="Source_20_Text"><text:span text:style-name="T34">, </text:span></text:span><text:span text:style-name="Source_20_Text"><text:span text:style-name="T33">true</text:span></text:span><text:span text:style-name="Source_20_Text"><text:span text:style-name="T34">); </text:span></text:span><text:span text:style-name="Source_20_Text"><text:span text:style-name="T36">// As of PHP 5.3.0, outputs US<text:line-break/></text:span></text:span><text:span text:style-name="Source_20_Text"><text:span text:style-name="T33">?&gt;</text:span></text:span><text:span text:style-name="Source_20_Text"><text:span text:style-name="T21"> </text:span></text:span></text:p>
      <text:p text:style-name="P6"><text:span text:style-name="Source_20_Text"><text:span text:style-name="T19"/></text:span></text:p>
      <text:p text:style-name="P1"><text:span text:style-name="Source_20_Text"><text:span text:style-name="T21"/></text:span></text:p>
      <text:p text:style-name="P5"><text:span text:style-name="Strong_20_Emphasis"><text:span text:style-name="T11">Example #</text:span></text:span><text:span text:style-name="Strong_20_Emphasis"><text:span text:style-name="T12">3</text:span></text:span><text:span text:style-name="Strong_20_Emphasis"><text:span text:style-name="T11"> </text:span></text:span><text:span text:style-name="Strong_20_Emphasis"><text:span text:style-name="T10">strpos(string,find,start),stripos() </text:span></text:span></text:p>
      <text:p text:style-name="P32"><text:span text:style-name="Strong_20_Emphasis"><text:span text:style-name="T38">strpos(original_str, search_str, start_pos)</text:span></text:span></text:p>
      <text:p text:style-name="P5"><text:span text:style-name="Strong_20_Emphasis"><text:span text:style-name="T10"/></text:span></text:p>
      <text:p text:style-name="P32"><text:span text:style-name="Strong_20_Emphasis"><text:span text:style-name="T10">&lt;?php</text:span></text:span></text:p>
      <text:p text:style-name="Preformatted_20_Text"><text:s text:c="3"/>echo strpos("Tutorials point simply easy learning !","easy");</text:p>
      <text:p text:style-name="P24">?&gt;</text:p>
      <text:p text:style-name="P26">ans : 36</text:p>
      <text:p text:style-name="P25"><text:tab/>echo " string position.................... &lt;br&gt;"</text:p>
      <text:p text:style-name="P25">$str = "ignore everything except this (text)";</text:p>
      <text:p text:style-name="P25">$start <text:s/>= strpos($str, '('); <text:span text:style-name="T37">and : 30</text:span></text:p>
      <text:p text:style-name="P25">$end <text:s text:c="3"/>= strpos($str, ')', $start + 1);</text:p>
      <text:p text:style-name="P36">$length = $end - $start;</text:p>
      <text:p text:style-name="P36">$result = substr($str, $start + 1, $length - 1);</text:p>
      <text:p text:style-name="P36"><text:soft-page-break/>echo $result;</text:p>
      <text:p text:style-name="P25">echo $end;</text:p>
      <text:p text:style-name="P27">example:</text:p>
      <text:p text:style-name="P14"><text:span text:style-name="Source_20_Text">&lt;?p</text:span><text:span text:style-name="Source_20_Text"><text:span text:style-name="T39">hp </text:span></text:span></text:p>
      <text:p text:style-name="Standard"><text:span text:style-name="Source_20_Text"><text:span text:style-name="T39"> </text:span></text:span><text:span text:style-name="T39"> </text:span></text:p>
      <text:p text:style-name="Standard"><text:span text:style-name="Source_20_Text"><text:span text:style-name="T57">// PHP code to search for a specific string's position </text:span></text:span></text:p>
      <text:p text:style-name="Standard"><text:span text:style-name="Source_20_Text"><text:span text:style-name="T57">// first occurrence using strpos() case-sensitive function </text:span></text:span></text:p>
      <text:p text:style-name="Standard"><text:span text:style-name="Source_20_Text"><text:span text:style-name="T57">function</text:span></text:span><text:span text:style-name="T57"> </text:span><text:span text:style-name="Source_20_Text"><text:span text:style-name="T57">Search($search, $string){ </text:span></text:span></text:p>
      <text:p text:style-name="Standard"><text:span text:style-name="Source_20_Text"><text:span text:style-name="T57">    $position</text:span></text:span><text:span text:style-name="T57"> </text:span><text:span text:style-name="Source_20_Text"><text:span text:style-name="T57">= </text:span></text:span><text:span text:style-name="Source_20_Text"><text:span text:style-name="T55">strpos($string, $search, 5)</text:span></text:span><text:span text:style-name="Source_20_Text"><text:span text:style-name="T57">;   </text:span></text:span></text:p>
      <text:p text:style-name="Standard"><text:span text:style-name="Source_20_Text"><text:span text:style-name="T57">    if</text:span></text:span><text:span text:style-name="T57"> </text:span><text:span text:style-name="Source_20_Text"><text:span text:style-name="T57">($position</text:span></text:span><text:span text:style-name="T57"> </text:span><text:span text:style-name="Source_20_Text"><text:span text:style-name="T57">== true){ </text:span></text:span></text:p>
      <text:p text:style-name="Standard"><text:span text:style-name="Source_20_Text"><text:span text:style-name="T57">        return</text:span></text:span><text:span text:style-name="T57"> </text:span><text:span text:style-name="Source_20_Text"><text:span text:style-name="T57">"Found at position: "</text:span></text:span><text:span text:style-name="T57"> </text:span><text:span text:style-name="Source_20_Text"><text:span text:style-name="T57">. $position; </text:span></text:span></text:p>
      <text:p text:style-name="Standard"><text:span text:style-name="Source_20_Text"><text:span text:style-name="T57">    } </text:span></text:span></text:p>
      <text:p text:style-name="Standard"><text:span text:style-name="Source_20_Text"><text:span text:style-name="T57">    else{ </text:span></text:span></text:p>
      <text:p text:style-name="Standard"><text:span text:style-name="Source_20_Text"><text:span text:style-name="T57">        return</text:span></text:span><text:span text:style-name="T57"> </text:span><text:span text:style-name="Source_20_Text"><text:span text:style-name="T57">"Not Found"; </text:span></text:span></text:p>
      <text:p text:style-name="Standard"><text:span text:style-name="Source_20_Text"><text:span text:style-name="T57">    } </text:span></text:span></text:p>
      <text:p text:style-name="Standard"><text:span text:style-name="Source_20_Text"><text:span text:style-name="T57">} </text:span></text:span></text:p>
      <text:p text:style-name="Standard"><text:span text:style-name="Source_20_Text"><text:span text:style-name="T39"> </text:span></text:span><text:span text:style-name="T39"> </text:span></text:p>
      <text:p text:style-name="Standard"><text:span text:style-name="Source_20_Text"><text:span text:style-name="T39">// Driver Code </text:span></text:span></text:p>
      <text:p text:style-name="Standard"><text:span text:style-name="Source_20_Text"><text:span text:style-name="T58">$string</text:span></text:span><text:span text:style-name="T58"> </text:span><text:span text:style-name="Source_20_Text"><text:span text:style-name="T58">= "Welcome to GeeksforGeeks"; </text:span></text:span></text:p>
      <text:p text:style-name="Standard"><text:span text:style-name="Source_20_Text"><text:span text:style-name="T58">$search</text:span></text:span><text:span text:style-name="T58"> </text:span><text:span text:style-name="Source_20_Text"><text:span text:style-name="T58">= "Geeks"; </text:span></text:span></text:p>
      <text:p text:style-name="Standard"><text:span text:style-name="Source_20_Text"><text:span text:style-name="T58">echo</text:span></text:span><text:span text:style-name="T58"> </text:span><text:span text:style-name="Source_20_Text"><text:span text:style-name="T58">Search($search, $string); </text:span></text:span></text:p>
      <text:p text:style-name="Standard"><text:span text:style-name="Source_20_Text"><text:span text:style-name="T39">?&gt; </text:span></text:span></text:p>
      <text:p text:style-name="P24"><text:span text:style-name="Source_20_Text">Found at position 11</text:span></text:p>
      <text:p text:style-name="P30"><text:span text:style-name="Strong_20_Emphasis"><text:span text:style-name="T4">stripos() in PHP</text:span></text:span><text:span text:style-name="Strong_20_Emphasis"><text:span text:style-name="T5">(case-insensitive)</text:span></text:span><text:span text:style-name="Strong_20_Emphasis"><text:span text:style-name="T4">:</text:span></text:span></text:p>
      <text:p text:style-name="P29"><text:span text:style-name="Strong_20_Emphasis"><text:span text:style-name="T61">syntex:</text:span></text:span></text:p>
      <text:p text:style-name="P28"><text:span text:style-name="Strong_20_Emphasis"><text:span text:style-name="T62">stripos(original_str, </text:span></text:span><text:span text:style-name="Strong_20_Emphasis"><text:span text:style-name="T6">search_str, start_pos)</text:span></text:span></text:p>
      <text:p text:style-name="P29"><text:span text:style-name="Strong_20_Emphasis"><text:span text:style-name="T7">example:</text:span></text:span></text:p>
      <text:p text:style-name="P15"><text:span text:style-name="Source_20_Text"><text:span text:style-name="T7">&lt;?php </text:span></text:span></text:p>
      <text:p text:style-name="Standard"><text:span text:style-name="Source_20_Text"><text:span text:style-name="T40">/</text:span></text:span><text:span text:style-name="Source_20_Text"><text:span text:style-name="T47">/ first occurrence using stripos() case-insensitive function </text:span></text:span></text:p>
      <text:p text:style-name="Standard"><text:soft-page-break/><text:span text:style-name="Source_20_Text"><text:span text:style-name="T47">function</text:span></text:span><text:span text:style-name="T47"> </text:span><text:span text:style-name="Source_20_Text"><text:span text:style-name="T47">Search($search, $string){ </text:span></text:span></text:p>
      <text:p text:style-name="Standard"><text:span text:style-name="Source_20_Text"><text:span text:style-name="T47">    $position</text:span></text:span><text:span text:style-name="T47"> </text:span><text:span text:style-name="Source_20_Text"><text:span text:style-name="T47">= stripos($string, $search, 5);   </text:span></text:span></text:p>
      <text:p text:style-name="Standard"><text:span text:style-name="Source_20_Text"><text:span text:style-name="T47">    if</text:span></text:span><text:span text:style-name="T47"> </text:span><text:span text:style-name="Source_20_Text"><text:span text:style-name="T47">($position</text:span></text:span><text:span text:style-name="T47"> </text:span><text:span text:style-name="Source_20_Text"><text:span text:style-name="T47">== true){ </text:span></text:span></text:p>
      <text:p text:style-name="Standard"><text:span text:style-name="Source_20_Text"><text:span text:style-name="T47">        return</text:span></text:span><text:span text:style-name="T47"> </text:span><text:span text:style-name="Source_20_Text"><text:span text:style-name="T47">"Found at posiion "</text:span></text:span><text:span text:style-name="T47"> </text:span><text:span text:style-name="Source_20_Text"><text:span text:style-name="T47">. $position; </text:span></text:span></text:p>
      <text:p text:style-name="Standard"><text:span text:style-name="Source_20_Text"><text:span text:style-name="T47">    } </text:span></text:span></text:p>
      <text:p text:style-name="Standard"><text:span text:style-name="Source_20_Text"><text:span text:style-name="T47">    else{ </text:span></text:span></text:p>
      <text:p text:style-name="Standard"><text:span text:style-name="Source_20_Text"><text:span text:style-name="T47">        return</text:span></text:span><text:span text:style-name="T47"> </text:span><text:span text:style-name="Source_20_Text"><text:span text:style-name="T47">"Not Found"; </text:span></text:span></text:p>
      <text:p text:style-name="Standard"><text:span text:style-name="Source_20_Text"><text:span text:style-name="T47">    } </text:span></text:span></text:p>
      <text:p text:style-name="Standard"><text:span text:style-name="Source_20_Text"><text:span text:style-name="T47">} </text:span></text:span></text:p>
      <text:p text:style-name="Standard"><text:span text:style-name="Source_20_Text"><text:span text:style-name="T47"> </text:span></text:span><text:span text:style-name="T47"> </text:span></text:p>
      <text:p text:style-name="Standard"><text:span text:style-name="Source_20_Text"><text:span text:style-name="T47">// Driver Code </text:span></text:span></text:p>
      <text:p text:style-name="Standard"><text:span text:style-name="Source_20_Text"><text:span text:style-name="T47">$string</text:span></text:span><text:span text:style-name="T47"> </text:span><text:span text:style-name="Source_20_Text"><text:span text:style-name="T47">= "Welcome to GeeksforGeeks"; </text:span></text:span></text:p>
      <text:p text:style-name="Standard"><text:span text:style-name="Source_20_Text"><text:span text:style-name="T47">$search</text:span></text:span><text:span text:style-name="T47"> </text:span><text:span text:style-name="Source_20_Text"><text:span text:style-name="T47">= "geeks"; </text:span></text:span></text:p>
      <text:p text:style-name="Standard"><text:span text:style-name="Source_20_Text"><text:span text:style-name="T47">echo</text:span></text:span><text:span text:style-name="T47"> </text:span><text:span text:style-name="Source_20_Text"><text:span text:style-name="T47">Search($search, $strin</text:span></text:span><text:span text:style-name="Source_20_Text"><text:span text:style-name="T40">g); </text:span></text:span></text:p>
      <text:p text:style-name="P7"><text:span text:style-name="Source_20_Text"><text:span text:style-name="T41">Output:</text:span></text:span></text:p>
      <text:p text:style-name="P33"><text:span text:style-name="Source_20_Text"><text:span text:style-name="T41">Found at position 11</text:span></text:span></text:p>
      <text:p text:style-name="P7"><text:span text:style-name="Source_20_Text"><text:span text:style-name="T41"/></text:span></text:p>
      <text:p text:style-name="P29"><text:span text:style-name="Strong_20_Emphasis"><text:span text:style-name="T42"/></text:span></text:p>
      <text:p text:style-name="P28"><text:span text:style-name="Strong_20_Emphasis"><text:span text:style-name="T4"/></text:span></text:p>
      <text:p text:style-name="Standard"><text:span text:style-name="Source_20_Text"/></text:p>
      <text:p text:style-name="P27"/>
      <text:p text:style-name="P11"><text:span text:style-name="Strong_20_Emphasis"><text:span text:style-name="T11">Example #</text:span></text:span><text:span text:style-name="Strong_20_Emphasis"><text:span text:style-name="T13">4</text:span></text:span><text:span text:style-name="Strong_20_Emphasis"><text:span text:style-name="T11"> </text:span></text:span><text:span text:style-name="Strong_20_Emphasis"><text:span text:style-name="T14">substr(</text:span></text:span><text:span text:style-name="Strong_20_Emphasis"><text:span text:style-name="Emphasis"><text:span text:style-name="T14">string,start,length</text:span></text:span></text:span><text:span text:style-name="Strong_20_Emphasis"><text:span text:style-name="T14">) </text:span></text:span></text:p>
      <text:p text:style-name="P11"><text:span text:style-name="Strong_20_Emphasis"><text:span text:style-name="T14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</text:span></text:span><text:soft-page-break/><text:span text:style-name="Strong_20_Emphasis"><text:span text:style-name="T14"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11"><text:span text:style-name="Strong_20_Emphasis"><text:span text:style-name="T14"/></text:span></text:p>
      <text:p text:style-name="P13"><text:span text:style-name="Strong_20_Emphasis"><text:span text:style-name="T16">output:</text:span></text:span></text:p>
      <text:p text:style-name="P13"><text:span text:style-name="Strong_20_Emphasis"><text:span text:style-name="T16">d<text:line-break/>ello world<text:line-break/>lo world<text:line-break/>orld<text:line-break/><text:line-break/>d<text:line-break/>ello world<text:line-break/>lo world<text:line-break/>orld</text:span></text:span></text:p>
      <text:p text:style-name="P11"><text:span text:style-name="Strong_20_Emphasis"><text:span text:style-name="T14"/></text:span></text:p>
      <text:p text:style-name="P11"><text:span text:style-name="Strong_20_Emphasis"><text:span text:style-name="T14">&lt;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12"><text:span text:style-name="Strong_20_Emphasis"><text:span text:style-name="T15">output:</text:span></text:span></text:p>
      <text:p text:style-name="P12"><text:span text:style-name="Strong_20_Emphasis"><text:span text:style-name="T15">Hello worl<text:line-break/>ello wor<text:line-break/>Hello<text:line-break/></text:span></text:span><text:soft-page-break/><text:span text:style-name="Strong_20_Emphasis"><text:span text:style-name="T15">world<text:line-break/><text:line-break/>Hello worl<text:line-break/>ello wor<text:line-break/>Hello</text:span></text:span></text:p>
      <text:p text:style-name="P16"><text:span text:style-name="Strong_20_Emphasis"><text:span text:style-name="T11">Example #</text:span></text:span><text:span text:style-name="Strong_20_Emphasis"><text:span text:style-name="T17">5</text:span></text:span><text:span text:style-name="Strong_20_Emphasis"><text:span text:style-name="T11"> </text:span></text:span><text:span text:style-name="Strong_20_Emphasis"><text:span text:style-name="T17">str_replace(‘,’,’-’,$string)</text:span></text:span></text:p>
      <text:p text:style-name="P16"><text:span text:style-name="Strong_20_Emphasis"><text:span text:style-name="T64">&lt;?php</text:span></text:span><text:span text:style-name="Strong_20_Emphasis"><text:span text:style-name="T17"><text:line-break/></text:span></text:span><text:span text:style-name="Strong_20_Emphasis"><text:span text:style-name="T65">echo</text:span></text:span><text:span text:style-name="Strong_20_Emphasis"><text:span text:style-name="T17"> str_replace(</text:span></text:span><text:span text:style-name="Strong_20_Emphasis"><text:span text:style-name="T66">"world"</text:span></text:span><text:span text:style-name="Strong_20_Emphasis"><text:span text:style-name="T17">,</text:span></text:span><text:span text:style-name="Strong_20_Emphasis"><text:span text:style-name="T66">"Peter"</text:span></text:span><text:span text:style-name="Strong_20_Emphasis"><text:span text:style-name="T17">,</text:span></text:span><text:span text:style-name="Strong_20_Emphasis"><text:span text:style-name="T66">"Hello world!"</text:span></text:span><text:span text:style-name="Strong_20_Emphasis"><text:span text:style-name="T17">);<text:line-break/></text:span></text:span><text:span text:style-name="Strong_20_Emphasis"><text:span text:style-name="T64">?&gt;</text:span></text:span></text:p>
      <text:p text:style-name="P17"><text:span text:style-name="Strong_20_Emphasis"><text:span text:style-name="T18">ANS:Hello Peter!</text:span></text:span></text:p>
      <text:p text:style-name="P17"><text:span text:style-name="Strong_20_Emphasis"><text:span text:style-name="T18"/></text:span></text:p>
      <text:p text:style-name="P17"><text:span text:style-name="Strong_20_Emphasis"><text:span text:style-name="T18"/></text:span></text:p>
      <text:p text:style-name="P17"><text:span text:style-name="Strong_20_Emphasis"><text:span text:style-name="T18"/></text:span></text:p>
      <text:p text:style-name="P17"><text:span text:style-name="Strong_20_Emphasis"><text:span text:style-name="T18"/></text:span></text:p>
      <text:p text:style-name="P17"><text:span text:style-name="Strong_20_Emphasis"><text:span text:style-name="T18"/></text:span></text:p>
      <text:p text:style-name="P18"><text:span text:style-name="Strong_20_Emphasis"><text:span text:style-name="T23"><text:s text:c="25"/></text:span></text:span><text:span text:style-name="Strong_20_Emphasis"><text:span text:style-name="T24"><text:s text:c="2"/>ARRAY</text:span></text:span><text:span text:style-name="Strong_20_Emphasis"><text:span text:style-name="T25">:</text:span></text:span></text:p>
      <text:p text:style-name="P19"><text:span text:style-name="Strong_20_Emphasis"><text:span text:style-name="T22">Ex-1: array_rand():</text:span></text:span></text:p>
      <text:p text:style-name="Standard"><text:span text:style-name="Strong_20_Emphasis"><text:span text:style-name="T48">// the array</text:span></text:span></text:p>
      <text:p text:style-name="Standard"><text:span text:style-name="Strong_20_Emphasis"><text:span text:style-name="T48">$arrX = array("Kay", "Joe","Susan", "Frank");</text:span></text:span></text:p>
      <text:p text:style-name="Standard"><text:span text:style-name="Strong_20_Emphasis"><text:span text:style-name="T48">// get random index from array $arrX</text:span></text:span></text:p>
      <text:p text:style-name="Standard"><text:span text:style-name="Strong_20_Emphasis"><text:span text:style-name="T48">$randIndex = array_rand($arrX);</text:span></text:span></text:p>
      <text:p text:style-name="Standard"><text:span text:style-name="Strong_20_Emphasis"><text:span text:style-name="T48">// output the value for the random index</text:span></text:span></text:p>
      <text:p text:style-name="Standard"><text:span text:style-name="Strong_20_Emphasis"><text:span text:style-name="T48">echo $arrX[$randIndex];</text:span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>$randI = array_rand($arrX,2);</text:span></text:span></text:p>
      <text:p text:style-name="Standard"><text:span text:style-name="Strong_20_Emphasis"><text:span text:style-name="T48">echo "&lt;br&gt;&lt;br&gt;";</text:span></text:span></text:p>
      <text:p text:style-name="Standard"><text:span text:style-name="Strong_20_Emphasis"><text:span text:style-name="T48">echo "random 1:: ".$arrX[$randI[0]]."&lt;br&gt;";</text:span></text:span></text:p>
      <text:p text:style-name="Standard"><text:span text:style-name="Strong_20_Emphasis"><text:span text:style-name="T48">echo "random 2 ::".$arrX[$randI[1]]."&lt;br&gt;";</text:span></text:span></text:p>
      <text:p text:style-name="Standard"><text:span text:style-name="Strong_20_Emphasis"><text:span text:style-name="T48"/></text:span></text:p>
      <text:p text:style-name="P22"><text:soft-page-break/><text:span text:style-name="Strong_20_Emphasis"><text:span text:style-name="T26">Ex-</text:span></text:span><text:span text:style-name="Strong_20_Emphasis"><text:span text:style-name="T27">2</text:span></text:span><text:span text:style-name="Strong_20_Emphasis"><text:span text:style-name="T26">: array_</text:span></text:span><text:span text:style-name="Strong_20_Emphasis"><text:span text:style-name="T27">push</text:span></text:span><text:span text:style-name="Strong_20_Emphasis"><text:span text:style-name="T26">(): </text:span></text:span></text:p>
      <text:p text:style-name="P31"><text:span text:style-name="Strong_20_Emphasis"><text:span text:style-name="T31">Syntax: </text:span></text:span><text:span text:style-name="T3">array_push(array_name, value1, value2...)</text:span></text:p>
      <text:p text:style-name="P31"><text:span text:style-name="Strong_20_Emphasis"><text:span text:style-name="T31">Example:</text:span></text:span></text:p>
      <text:p text:style-name="Preformatted_20_Text"><text:span text:style-name="Source_20_Text"><text:span text:style-name="T69">&lt;?php</text:span></text:span></text:p>
      <text:p text:style-name="Preformatted_20_Text"><text:span text:style-name="Source_20_Text"><text:span text:style-name="T69">$array1= array('Mathematics','Physics');</text:span></text:span></text:p>
      <text:p text:style-name="Preformatted_20_Text"><text:span text:style-name="Source_20_Text"><text:span text:style-name="T69">array_push($array1,'Chemistry','Biology');</text:span></text:span></text:p>
      <text:p text:style-name="Preformatted_20_Text"><text:span text:style-name="Source_20_Text"><text:span text:style-name="T69">print_r($array1);</text:span></text:span></text:p>
      <text:p text:style-name="P24"><text:span text:style-name="Source_20_Text"><text:span text:style-name="T71">?</text:span></text:span><text:span text:style-name="Source_20_Text"><text:span text:style-name="T72">&gt;</text:span></text:span></text:p>
      <text:p text:style-name="P23"><text:span text:style-name="Strong_20_Emphasis"><text:span text:style-name="T26">Ex-</text:span></text:span><text:span text:style-name="Strong_20_Emphasis"><text:span text:style-name="T28">3</text:span></text:span><text:span text:style-name="Strong_20_Emphasis"><text:span text:style-name="T26">: </text:span></text:span><text:span text:style-name="Strong_20_Emphasis"><text:span text:style-name="T29">in_array</text:span></text:span><text:span text:style-name="Strong_20_Emphasis"><text:span text:style-name="T26">(): </text:span></text:span></text:p>
      <text:p text:style-name="Standard"><text:span text:style-name="Strong_20_Emphasis"><text:span text:style-name="T48"/></text:span></text:p>
      <text:p text:style-name="Text_20_body"><text:span text:style-name="Strong_20_Emphasis"><text:span text:style-name="T43">Syntax: </text:span></text:span><text:span text:style-name="Strong_20_Emphasis"><text:span text:style-name="T48"><text:s/></text:span></text:span><text:span text:style-name="T3">in_array(search_value, array_name, mode) </text:span></text:p>
      <text:p text:style-name="Standard"><text:span text:style-name="Strong_20_Emphasis"><text:span text:style-name="T48"/></text:span></text:p>
      <text:p text:style-name="Text_20_body"><text:span text:style-name="Strong_20_Emphasis"><text:span text:style-name="T48">Example:</text:span></text:span></text:p>
      <text:p text:style-name="Preformatted_20_Text"><text:span text:style-name="Source_20_Text"><text:span text:style-name="T69">&lt;?php</text:span></text:span></text:p>
      <text:p text:style-name="Preformatted_20_Text"><text:span text:style-name="Source_20_Text"><text:span text:style-name="T69">$number_list = <text:s/>array('16.10', '22.0', '33.45', '45.45');</text:span></text:span></text:p>
      <text:p text:style-name="Preformatted_20_Text"><text:span text:style-name="Source_20_Text"><text:span text:style-name="T69">if (in_array(22.0, $number_list))</text:span></text:span></text:p>
      <text:p text:style-name="Preformatted_20_Text"><text:span text:style-name="Source_20_Text"><text:span text:style-name="T69">{</text:span></text:span></text:p>
      <text:p text:style-name="Preformatted_20_Text"><text:span text:style-name="Source_20_Text"><text:span text:style-name="T69">echo "'22.0' found in the array";</text:span></text:span></text:p>
      <text:p text:style-name="Preformatted_20_Text"><text:span text:style-name="Source_20_Text"><text:span text:style-name="T69">}</text:span></text:span></text:p>
      <text:p text:style-name="P24"><text:span text:style-name="Source_20_Text"><text:span text:style-name="T71">?&gt;</text:span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oft-page-break/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9"/></text:span></text:p>
      <text:p text:style-name="Standard"><text:span text:style-name="Strong_20_Emphasis"><text:span text:style-name="T49"/></text:span></text:p>
      <text:p text:style-name="Standard"><text:span text:style-name="Strong_20_Emphasis"><text:span text:style-name="T49"/></text:span></text:p>
      <text:p text:style-name="Standard"><text:span text:style-name="Strong_20_Emphasis"><text:span text:style-name="T49"/></text:span></text:p>
      <text:p text:style-name="P10"><text:span text:style-name="Strong_20_Emphasis"><text:span text:style-name="T49"/></text:span></text:p>
      <text:p text:style-name="Standard"><text:span text:style-name="Strong_20_Emphasis"><text:span text:style-name="T54"><text:s/></text:span></text:span><text:span text:style-name="Strong_20_Emphasis"><text:span text:style-name="T53">Super Global Variabl $_SERVER[]</text:span></text:span></text:p>
      <text:p text:style-name="Standard"><text:span text:style-name="Strong_20_Emphasis"><text:span text:style-name="T53"/></text:span></text:p>
      <text:p text:style-name="P10"><text:span text:style-name="Strong_20_Emphasis"><text:span text:style-name="T51">…………………………. LINK …………………………………….. OR</text:span></text:span></text:p>
      <text:p text:style-name="P10"><text:span text:style-name="Strong_20_Emphasis"><text:span text:style-name="T51">…… $_SERVER[SCRIPT_FILENAME]………….. OR __FILE__</text:span></text:span></text:p>
      <text:p text:style-name="P20"><text:a xlink:type="simple" xlink:href="https://abcd/dfd/eerer/google.com" text:style-name="Internet_20_link" text:visited-style-name="Visited_20_Internet_20_Link"><text:span text:style-name="Strong_20_Emphasis"><text:span text:style-name="T30">https://abcd/dfd/eerer/google.com</text:span></text:span></text:a></text:p>
      <text:p text:style-name="P20"><text:span text:style-name="Strong_20_Emphasis"><text:span text:style-name="T30">………….dirname()……………...|...basename()…..</text:span></text:span></text:p>
      <text:p text:style-name="P21"><text:span text:style-name="Strong_20_Emphasis"><text:span text:style-name="T32">** basename(‘google.com’,’.com’); remove .com</text:span></text:span></text:p>
      <text:p text:style-name="Standard"><text:span text:style-name="Strong_20_Emphasis"><text:span text:style-name="T50"/></text:span></text:p>
      <text:p text:style-name="Standard"><text:span text:style-name="Strong_20_Emphasis"><text:span text:style-name="T48"/></text:span></text:p>
      <text:p text:style-name="P10"><text:span text:style-name="Strong_20_Emphasis"><text:span text:style-name="T63"/></text:span></text:p>
      <text:p text:style-name="P9"><text:s text:c="24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style:text-underline-style="none" fo:font-weight="bold" officeooo:rsid="0005573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19-07-10T11:23:29.604983663</dc:date>
    <meta:editing-duration>PT4H40M43S</meta:editing-duration>
    <meta:editing-cycles>52</meta:editing-cycles>
    <meta:generator>LibreOffice/5.1.6.2$Linux_X86_64 LibreOffice_project/10m0$Build-2</meta:generator>
    <meta:document-statistic meta:table-count="0" meta:image-count="0" meta:object-count="0" meta:page-count="7" meta:paragraph-count="110" meta:word-count="439" meta:character-count="3799" meta:non-whitespace-character-count="3219"/>
  </office:meta>
</office:document-meta>
</file>